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9.3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8a6a6a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77bc65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8a6a6a" fo:border="0.06pt solid #000000"/>
    </style:style>
    <style:style style:name="ce10" style:family="table-cell" style:parent-style-name="Default">
      <style:table-cell-properties fo:background-color="#ff8000" fo:border="0.06pt solid #000000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steroid no \ Clone n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6" office:value-type="string" calcext:value-type="string" table:number-columns-spanned="2" table:number-rows-spanned="1">
            <text:p>Legend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1 (329 Svea)</text:p>
          </table:table-cell>
          <table:table-cell table:number-columns-repeated="9" office:value-type="string" calcext:value-type="string">
            <text:p>Inn</text:p>
          </table:table-cell>
          <table:table-cell/>
          <table:table-cell table:style-name="ce7" office:value-type="string" calcext:value-type="string">
            <text:p>Belt</text:p>
          </table:table-cell>
          <table:table-cell table:style-name="ce11" office:value-type="string" calcext:value-type="string">
            <text:p>Stays within the asteroid belt</text:p>
          </table:table-cell>
        </table:table-row>
        <table:table-row table:style-name="ro2">
          <table:table-cell office:value-type="string" calcext:value-type="string">
            <text:p>2 (13977 Frisch)</text:p>
          </table:table-cell>
          <table:table-cell table:number-columns-repeated="9" office:value-type="string" calcext:value-type="string">
            <text:p>Inn</text:p>
          </table:table-cell>
          <table:table-cell/>
          <table:table-cell table:style-name="ce8" office:value-type="string" calcext:value-type="string">
            <text:p>Esc</text:p>
          </table:table-cell>
          <table:table-cell table:style-name="ce11" office:value-type="string" calcext:value-type="string">
            <text:p>Escapes the solar system</text:p>
          </table:table-cell>
        </table:table-row>
        <table:table-row table:style-name="ro2">
          <table:table-cell office:value-type="string" calcext:value-type="string">
            <text:p>3 (2001 SP67)</text:p>
          </table:table-cell>
          <table:table-cell table:number-columns-repeated="9" office:value-type="string" calcext:value-type="string">
            <text:p>Inn</text:p>
          </table:table-cell>
          <table:table-cell/>
          <table:table-cell table:style-name="ce9" office:value-type="string" calcext:value-type="string">
            <text:p>Inn</text:p>
          </table:table-cell>
          <table:table-cell table:style-name="ce11" office:value-type="string" calcext:value-type="string">
            <text:p>Stays either within the belt or within the inner solar system</text:p>
          </table:table-cell>
        </table:table-row>
        <table:table-row table:style-name="ro2">
          <table:table-cell office:value-type="string" calcext:value-type="string">
            <text:p>4 (1997 UZ7)</text:p>
          </table:table-cell>
          <table:table-cell table:number-columns-repeated="9" office:value-type="string" calcext:value-type="string">
            <text:p>Inn</text:p>
          </table:table-cell>
          <table:table-cell/>
          <table:table-cell table:style-name="ce10" office:value-type="string" calcext:value-type="string">
            <text:p>Mars</text:p>
          </table:table-cell>
          <table:table-cell table:style-name="ce11" office:value-type="string" calcext:value-type="string">
            <text:p>Mars crossers</text:p>
          </table:table-cell>
        </table:table-row>
        <table:table-row table:style-name="ro2">
          <table:table-cell office:value-type="string" calcext:value-type="string">
            <text:p>5 (1999 VY27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 (5162 T-3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 (2004 GE75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(2000 SO45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 (2002 GV54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 (2001 QL118)</text:p>
          </table:table-cell>
          <table:table-cell table:number-columns-repeated="9" office:value-type="string" calcext:value-type="string">
            <text:p>Inn</text:p>
          </table:table-cell>
          <table:table-cell table:formula="of:=10*9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 (2003 EX24)</text:p>
          </table:table-cell>
          <table:table-cell table:number-columns-repeated="7"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formula="of:=[.K11]+8" office:value-type="float" office:value="98" calcext:value-type="float">
            <text:p>98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2 (2004 RM56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 (2000 XM43)</text:p>
          </table:table-cell>
          <table:table-cell table:number-columns-repeated="9" office:value-type="string" calcext:value-type="string">
            <text:p>Inn</text:p>
          </table:table-cell>
          <table:table-cell table:formula="of:=[.K12]+2*9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 (1994 JH2)</text:p>
          </table:table-cell>
          <table:table-cell table:number-columns-repeated="9" table:style-name="ce3" office:value-type="string" calcext:value-type="string">
            <text:p>Mars</text:p>
          </table:table-cell>
          <table:table-cell/>
          <table:table-cell table:formula="of:=9+[.L12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15 (2002 TB124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 (2005 VL119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 (2000 KY36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 (1999 RV113)</text:p>
          </table:table-cell>
          <table:table-cell table:number-columns-repeated="9" office:value-type="string" calcext:value-type="string">
            <text:p>Inn</text:p>
          </table:table-cell>
          <table:table-cell table:formula="of:=4*9 + [.K14]"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 (2001 VY30)</text:p>
          </table:table-cell>
          <table:table-cell office:value-type="string" calcext:value-type="string">
            <text:p>Inn</text:p>
          </table:table-cell>
          <table:table-cell table:number-columns-repeated="2" table:style-name="ce5" office:value-type="string" calcext:value-type="string">
            <text:p>Esc</text:p>
          </table:table-cell>
          <table:table-cell table:number-columns-repeated="2" office:value-type="string" calcext:value-type="string">
            <text:p>Inn</text:p>
          </table:table-cell>
          <table:table-cell table:style-name="ce5" office:value-type="string" calcext:value-type="string">
            <text:p>Esc</text:p>
          </table:table-cell>
          <table:table-cell office:value-type="string" calcext:value-type="string">
            <text:p>Inn</text:p>
          </table:table-cell>
          <table:table-cell table:number-columns-repeated="2" table:style-name="ce5" office:value-type="string" calcext:value-type="string">
            <text:p>Esc</text:p>
          </table:table-cell>
          <table:table-cell table:formula="of:=4+[.K19]" office:value-type="float" office:value="156" calcext:value-type="float">
            <text:p>156</text:p>
          </table:table-cell>
          <table:table-cell table:formula="of:=5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20 (2008 SG107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 (2003 QS76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 (2003 YQ78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 (2003 UY98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 (2007 VL55)</text:p>
          </table:table-cell>
          <table:table-cell table:number-columns-repeated="9" office:value-type="string" calcext:value-type="string">
            <text:p>Inn</text:p>
          </table:table-cell>
          <table:table-cell table:formula="of:=5*9+[.K20]" office:value-type="float" office:value="201" calcext:value-type="float">
            <text:p>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 (2002 TD167)</text:p>
          </table:table-cell>
          <table:table-cell office:value-type="string" calcext:value-type="string">
            <text:p>Inn</text:p>
          </table:table-cell>
          <table:table-cell table:number-columns-repeated="8" table:style-name="ce5" office:value-type="string" calcext:value-type="string">
            <text:p>Esc</text:p>
          </table:table-cell>
          <table:table-cell table:formula="of:=[.K25]+1" office:value-type="float" office:value="202" calcext:value-type="float">
            <text:p>202</text:p>
          </table:table-cell>
          <table:table-cell table:formula="of:=[.L20]+8" office:value-type="float" office:value="13" calcext:value-type="float">
            <text:p>13</text:p>
          </table:table-cell>
          <table:table-cell table:formula="of:=13/(48*9)" office:value-type="float" office:value="0.0300925925925926" calcext:value-type="float">
            <text:p>0.0300925925925926</text:p>
          </table:table-cell>
        </table:table-row>
        <table:table-row table:style-name="ro2">
          <table:table-cell office:value-type="string" calcext:value-type="string">
            <text:p>26 (2002 OF19)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table:number-columns-repeated="7" office:value-type="string" calcext:value-type="string">
            <text:p>Inn</text:p>
          </table:table-cell>
          <table:table-cell table:formula="of:=[.K26]+8" office:value-type="float" office:value="210" calcext:value-type="float">
            <text:p>210</text:p>
          </table:table-cell>
          <table:table-cell table:formula="of:=[.L15] + 1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27 (2007 AE11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 (2001 OJ90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 (2008 TU157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 (2002 RH36)</text:p>
          </table:table-cell>
          <table:table-cell table:number-columns-repeated="9" office:value-type="string" calcext:value-type="string">
            <text:p>Inn</text:p>
          </table:table-cell>
          <table:table-cell table:formula="of:=[.K27]+4*9" office:value-type="float" office:value="246" calcext:value-type="float">
            <text:p>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 (2009 BN8)</text:p>
          </table:table-cell>
          <table:table-cell office:value-type="string" calcext:value-type="string">
            <text:p>Inn</text:p>
          </table:table-cell>
          <table:table-cell table:number-columns-repeated="2" table:style-name="ce4" office:value-type="string" calcext:value-type="string">
            <text:p>Belt</text:p>
          </table:table-cell>
          <table:table-cell office:value-type="string" calcext:value-type="string">
            <text:p>Inn</text:p>
          </table:table-cell>
          <table:table-cell table:style-name="ce4" office:value-type="string" calcext:value-type="string">
            <text:p>Belt</text:p>
          </table:table-cell>
          <table:table-cell table:style-name="ce3" office:value-type="string" calcext:value-type="string">
            <text:p>Mars</text:p>
          </table:table-cell>
          <table:table-cell table:number-columns-repeated="3" table:style-name="ce4" office:value-type="string" calcext:value-type="string">
            <text:p>Belt</text:p>
          </table:table-cell>
          <table:table-cell table:formula="of:=[.K31]+2" office:value-type="float" office:value="248" calcext:value-type="float">
            <text:p>248</text:p>
          </table:table-cell>
          <table:table-cell table:formula="of:=[.L27] + 1" office:value-type="float" office:value="12" calcext:value-type="float">
            <text:p>12</text:p>
          </table:table-cell>
          <table:table-cell table:formula="of:=6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32 (2003 SK130)</text:p>
          </table:table-cell>
          <table:table-cell table:number-columns-repeated="9" office:value-type="string" calcext:value-type="string">
            <text:p>Inn</text:p>
          </table:table-cell>
          <table:table-cell table:formula="of:=[.K32]+9" office:value-type="float" office:value="257" calcext:value-type="float">
            <text:p>2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3 (2004 GW77)</text:p>
          </table:table-cell>
          <table:table-cell table:number-columns-repeated="2"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formula="of:=[.K33]+4" office:value-type="float" office:value="261" calcext:value-type="float">
            <text:p>261</text:p>
          </table:table-cell>
          <table:table-cell table:formula="of:=[.L32] + 5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34 (2006 ST160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5 (2008 DF36)</text:p>
          </table:table-cell>
          <table:table-cell table:number-columns-repeated="9" office:value-type="string" calcext:value-type="string">
            <text:p>Inn</text:p>
          </table:table-cell>
          <table:table-cell table:formula="of:=[.K34]+2*9" office:value-type="float" office:value="279" calcext:value-type="float">
            <text:p>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 (2005 QG14)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table:number-columns-repeated="6" office:value-type="string" calcext:value-type="string">
            <text:p>Inn</text:p>
          </table:table-cell>
          <table:table-cell table:formula="of:=7+[.K36]" office:value-type="float" office:value="286" calcext:value-type="float">
            <text:p>286</text:p>
          </table:table-cell>
          <table:table-cell table:formula="of:=[.L34] + 2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37 (2001 OF27)</text:p>
          </table:table-cell>
          <table:table-cell table:number-columns-repeated="9" office:value-type="string" calcext:value-type="string">
            <text:p>Inn</text:p>
          </table:table-cell>
          <table:table-cell table:formula="of:=[.K37] + 9" office:value-type="float" office:value="295" calcext:value-type="float">
            <text:p>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8 (2011 HW53)</text:p>
          </table:table-cell>
          <table:table-cell table:number-columns-repeated="9" table:style-name="ce4" office:value-type="string" calcext:value-type="string">
            <text:p>Belt</text:p>
          </table:table-cell>
          <table:table-cell table:number-columns-repeated="2"/>
          <table:table-cell table:formula="of:=[.M32]+9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39 (2012 JE16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2"/>
          <table:table-cell table:formula="of:=15/(48*9)" office:value-type="float" office:value="0.0347222222222222" calcext:value-type="float">
            <text:p>0.0347222222222222</text:p>
          </table:table-cell>
        </table:table-row>
        <table:table-row table:style-name="ro2">
          <table:table-cell office:value-type="string" calcext:value-type="string">
            <text:p>40 (2007 CM29)</text:p>
          </table:table-cell>
          <table:table-cell table:number-columns-repeated="9" office:value-type="string" calcext:value-type="string">
            <text:p>Inn</text:p>
          </table:table-cell>
          <table:table-cell table:formula="of:=[.K38] + 2*9" office:value-type="float" office:value="313" calcext:value-type="float">
            <text:p>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 (2011 FC15)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number-columns-repeated="4"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formula="of:=[.K41] + 3" office:value-type="float" office:value="316" calcext:value-type="float">
            <text:p>316</text:p>
          </table:table-cell>
          <table:table-cell table:formula="of:=[.L37] + 6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42 (2004 NQ33)</text:p>
          </table:table-cell>
          <table:table-cell table:number-columns-repeated="2" table:style-name="ce3" office:value-type="string" calcext:value-type="string">
            <text:p>Mars</text:p>
          </table:table-cell>
          <table:table-cell table:number-columns-repeated="2"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office:value-type="string" calcext:value-type="string">
            <text:p>Inn</text:p>
          </table:table-cell>
          <table:table-cell table:number-columns-repeated="3" table:style-name="ce3" office:value-type="string" calcext:value-type="string">
            <text:p>Mars</text:p>
          </table:table-cell>
          <table:table-cell table:formula="of:=[.K42] + 3" office:value-type="float" office:value="319" calcext:value-type="float">
            <text:p>319</text:p>
          </table:table-cell>
          <table:table-cell table:formula="of:=[.L42] + 6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43 (2004 RT111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4 (2009 BM173)</text:p>
          </table:table-cell>
          <table:table-cell table:number-columns-repeated="9" office:value-type="string" calcext:value-type="string">
            <text:p>Inn</text:p>
          </table:table-cell>
          <table:table-cell table:formula="of:=[.K43]+2*9" office:value-type="float" office:value="337" calcext:value-type="float">
            <text:p>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 (2010 KW34)</text:p>
          </table:table-cell>
          <table:table-cell office:value-type="string" calcext:value-type="string">
            <text:p>Inn</text:p>
          </table:table-cell>
          <table:table-cell table:style-name="ce3" office:value-type="string" calcext:value-type="string">
            <text:p>Mars</text:p>
          </table:table-cell>
          <table:table-cell table:number-columns-repeated="5" office:value-type="string" calcext:value-type="string">
            <text:p>Inn</text:p>
          </table:table-cell>
          <table:table-cell table:number-columns-repeated="2" table:style-name="ce3" office:value-type="string" calcext:value-type="string">
            <text:p>Mars</text:p>
          </table:table-cell>
          <table:table-cell table:formula="of:=[.K45]+6" office:value-type="float" office:value="343" calcext:value-type="float">
            <text:p>343</text:p>
          </table:table-cell>
          <table:table-cell table:formula="of:=[.L43] + 3" office:value-type="float" office:value="34" calcext:value-type="float">
            <text:p>34</text:p>
          </table:table-cell>
          <table:table-cell table:formula="of:=34/(48*9)" office:value-type="float" office:value="0.0787037037037037" calcext:value-type="float">
            <text:p>0.0787037037037037</text:p>
          </table:table-cell>
        </table:table-row>
        <table:table-row table:style-name="ro2">
          <table:table-cell office:value-type="string" calcext:value-type="string">
            <text:p>46 (2006 QR100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 (2008 GJ143)</text:p>
          </table:table-cell>
          <table:table-cell table:number-columns-repeated="9" office:value-type="string" calcext:value-type="string">
            <text:p>In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8 (2008 SB38)</text:p>
          </table:table-cell>
          <table:table-cell table:number-columns-repeated="9" office:value-type="string" calcext:value-type="string">
            <text:p>Inn</text:p>
          </table:table-cell>
          <table:table-cell table:formula="of:=3*9+[.K46]" office:value-type="float" office:value="370" calcext:value-type="float">
            <text:p>370</text:p>
          </table:table-cell>
          <table:table-cell table:formula="of:=370/(48*9)" office:value-type="float" office:value="0.856481481481482" calcext:value-type="float">
            <text:p>0.856481481481482</text:p>
          </table:table-cell>
          <table:table-cell table:formula="of:=[.L49]+[.M46]+[.M40]+[.M26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1:57:42.575371145</meta:creation-date>
    <dc:date>2021-12-09T15:48:51.974647358</dc:date>
    <meta:editing-duration>PT1H50M29S</meta:editing-duration>
    <meta:editing-cycles>22</meta:editing-cycles>
    <meta:generator>LibreOffice/7.2.3.2$Linux_X86_64 LibreOffice_project/20$Build-2</meta:generator>
    <meta:document-statistic meta:table-count="1" meta:cell-count="538" meta:object-count="0"/>
  </office:meta>
</office:document-meta>
</file>